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E7D09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fo:color="#000000" loext:opacity="100%" style:font-name="Courier new" fo:font-size="11pt" fo:font-weight="bold" style:font-size-asian="11pt" style:font-weight-asian="bold" style:font-size-complex="11pt" style:font-weight-complex="bold"/>
    </style:style>
    <style:style style:name="P2" style:family="paragraph" style:parent-style-name="Standard">
      <style:text-properties fo:color="#000000" loext:opacity="100%" style:font-name="Courier new" fo:font-size="11pt" fo:font-weight="bold" style:font-size-asian="11pt" style:font-weight-asian="bold" style:font-size-complex="11pt" style:font-weight-complex="bold"/>
    </style:style>
    <style:style style:name="T1" style:family="text">
      <style:text-properties style:font-name="Courier New" fo:font-size="11pt" style:text-underline-style="solid" style:text-underline-width="auto" style:text-underline-color="font-color" fo:font-weight="bold" style:font-size-asian="11pt" style:font-weight-asian="bold"/>
    </style:style>
    <style:style style:name="T2" style:family="text">
      <style:text-properties style:font-name="Courier New"/>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X-Files – Saison 1, Épisode 11 : Eve</text:h>
      <text:p text:style-name="P2">Classification : Génétique expérimentale – Projet clandestin</text:p>
      <text:p text:style-name="Standard"><text:span text:style-name="T1">1. Résumé opérationnel<text:line-break/></text:span><text:span text:style-name="T2">Mulder et Scully enquêtent sur deux meurtres identiques, commis à des centaines de kilomètres l’un de l’autre. Ils découvrent que les deux victimes étaient les pères de deux fillettes parfaitement identiques. L’enquête révèle un ancien programme de clonage gouvernemental appelé Litchfield, visant à créer des humains génétiquement modifiés : les 'Eves'.<text:line-break/></text:span></text:p>
      <text:p text:style-name="Standard"><text:span text:style-name="T1">2. Détails clés à retenir<text:line-break/></text:span><text:span text:style-name="T2">- Les fillettes, Tina et Cindy, sont des clones issus d’un programme secret abandonné.<text:line-break/>- Les Eves adultes ont été internées, car jugées instables ou dangereusement intelligentes.<text:line-break/>- Eve 6 tente de protéger les enfants, mais elles sont déjà déviantes et manipulatrices.<text:line-break/>- Les deux enfants tentent d’empoisonner Mulder et Scully, montrant leur dangerosité latente.<text:line-break/></text:span></text:p>
      <text:p text:style-name="Standard"><text:span text:style-name="T1">3. Ambiance et traitement<text:line-break/></text:span><text:span text:style-name="T2">Une atmosphère glaciale plane sur tout l’épisode. Le contraste entre l’apparente innocence des enfants et leur dangerosité réelle crée un malaise constant. L’horreur ne vient pas de monstres extérieurs, mais d’une intelligence manipulée dès la naissance.<text:line-break/></text:span></text:p>
      <text:p text:style-name="Standard"><text:span text:style-name="T1">4. Citation clé (VO + FR)<text:line-break/></text:span><text:span text:style-name="T2">“We just knew.” — Tina &amp; Cindy<text:line-break/>« On savait. » — Tina &amp; Cindy<text:line-break/></text:span></text:p>
      <text:p text:style-name="Standard"><text:span text:style-name="T1">5. Observations Zed<text:line-break/></text:span><text:span text:style-name="T2">L’épisode aborde le thème du clonage, de l’eugénisme et de la perte de contrôle sur nos propres créations. Il marque aussi une rupture : les menaces dans X-Files ne sont pas toujours visibles </text:span><text:soft-page-break/><text:span text:style-name="T2">ou étrangères — parfois, elles sont humaines, génétiquement calculées. Le malaise est profond, car il naît de visages familiers, d’enfants brillants, capables de tuer sans émotion.<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Courier New" fo:font-size="11pt" fo:font-weight="bold" style:font-size-asian="11pt" style:font-weight-asian="bold"/>
    </style:style>
    <style:style style:name="M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UREAU AGENCE AETHERA – ARCHIVES X-FILES<text:line-break/>CLASSIFICATION : SÉRIE MYTHIQUE</text:span></text:p>
      </style:header>
      <style:footer>
        <text:p text:style-name="MP2"><draw:frame draw:style-name="Mfr1" draw:name="Picture 1" text:anchor-type="as-char" svg:width="3.048cm" svg:height="3.048cm" draw:z-index="1"><draw:image xlink:href="Pictures/100000000000040000000400E7D09C38.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5-05-23T21:36:22.085545797</dc:date>
    <meta:editing-duration>PT33S</meta:editing-duration>
    <meta:generator>LibreOffice/24.8.7.2$Linux_X86_64 LibreOffice_project/f4f281f562fb585d46b0af5755dfe1eb6adc047f</meta:generator>
    <meta:document-statistic meta:table-count="0" meta:image-count="1" meta:object-count="0" meta:page-count="2" meta:paragraph-count="9" meta:word-count="256" meta:character-count="1695" meta:non-whitespace-character-count="1436"/>
    <meta:user-defined meta:name="AppVersion">14.0000</meta:user-defined>
    <meta:template xlink:type="simple" xlink:actuate="onRequest" xlink:title="Normal.dotm" xlink:href=""/>
  </office:meta>
</office:document-meta>
</file>